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Normal" style:family="paragraph">
      <style:paragraph-properties fo:text-align="center"/>
      <style:text-properties style:font-name="Times New Roman" style:font-name-complex="Times New Roman" fo:font-size="12pt" style:font-size-asian="12pt" style:font-size-complex="12pt"/>
    </style:style>
    <style:style style:name="P3" style:parent-style-name="Normal" style:family="paragraph">
      <style:paragraph-properties fo:text-align="center"/>
      <style:text-properties style:font-name="Times New Roman" style:font-name-complex="Times New Roman" fo:font-size="12pt" style:font-size-asian="12pt" style:font-size-complex="12pt"/>
    </style:style>
    <style:style style:name="P4" style:parent-style-name="Normal" style:family="paragraph">
      <style:paragraph-properties fo:text-align="center"/>
      <style:text-properties style:font-name="Times New Roman" style:font-name-complex="Times New Roman" fo:font-size="12pt" style:font-size-asian="12pt" style:font-size-complex="12pt"/>
    </style:style>
    <style:style style:name="P5" style:parent-style-name="Normal" style:family="paragraph">
      <style:paragraph-properties fo:text-align="center"/>
      <style:text-properties style:font-name="Times New Roman" style:font-name-complex="Times New Roman" fo:font-size="12pt" style:font-size-asian="12pt" style:font-size-complex="12pt"/>
    </style:style>
    <style:style style:name="P6" style:parent-style-name="Normal" style:family="paragraph">
      <style:paragraph-properties fo:text-align="center"/>
      <style:text-properties style:font-name="Times New Roman" style:font-name-complex="Times New Roman" fo:font-size="12pt" style:font-size-asian="12pt" style:font-size-complex="12pt"/>
    </style:style>
    <style:style style:name="P7" style:parent-style-name="Normal" style:family="paragraph">
      <style:paragraph-properties fo:text-align="center"/>
      <style:text-properties style:font-name="Times New Roman" style:font-name-complex="Times New Roman"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paragraph-properties fo:line-height="115%"/>
      <style:text-properties style:font-name="Times New Roman" style:font-name-complex="Times New Roman" fo:font-size="12pt" style:font-size-asian="12pt" style:font-size-complex="12pt"/>
    </style:style>
    <style:style style:name="P10" style:parent-style-name="ListParagraph" style:list-style-name="LFO1"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11" style:parent-style-name="Normal" style:family="paragraph">
      <style:paragraph-properties fo:line-height="115%"/>
      <style:text-properties style:font-name="Times New Roman" style:font-name-complex="Times New Roman" fo:font-size="12pt" style:font-size-asian="12pt" style:font-size-complex="12pt"/>
    </style:style>
    <style:style style:name="P12"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13" style:parent-style-name="Normal" style:family="paragraph">
      <style:paragraph-properties fo:line-height="115%"/>
      <style:text-properties style:font-name="Times New Roman" style:font-name-complex="Times New Roman" fo:font-size="12pt" style:font-size-asian="12pt" style:font-size-complex="12pt"/>
    </style:style>
    <style:style style:name="P14"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15" style:parent-style-name="Normal" style:family="paragraph">
      <style:paragraph-properties fo:line-height="115%"/>
      <style:text-properties style:font-name="Times New Roman" style:font-name-complex="Times New Roman" fo:font-size="12pt" style:font-size-asian="12pt" style:font-size-complex="12pt"/>
    </style:style>
    <style:style style:name="P16"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17" style:parent-style-name="Normal" style:family="paragraph">
      <style:paragraph-properties fo:line-height="115%"/>
      <style:text-properties style:font-name="Times New Roman" style:font-name-complex="Times New Roman" fo:font-size="12pt" style:font-size-asian="12pt" style:font-size-complex="12pt"/>
    </style:style>
    <style:style style:name="P18"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19" style:parent-style-name="Normal" style:family="paragraph">
      <style:paragraph-properties fo:line-height="115%"/>
      <style:text-properties style:font-name="Times New Roman" style:font-name-complex="Times New Roman" fo:font-size="12pt" style:font-size-asian="12pt" style:font-size-complex="12pt"/>
    </style:style>
    <style:style style:name="P20" style:parent-style-name="Normal" style:family="paragraph">
      <style:paragraph-properties fo:line-height="115%"/>
      <style:text-properties style:font-name="Times New Roman" style:font-name-complex="Times New Roman" fo:font-size="12pt" style:font-size-asian="12pt" style:font-size-complex="12pt"/>
    </style:style>
    <style:style style:name="P21" style:parent-style-name="Normal" style:family="paragraph">
      <style:paragraph-properties fo:line-height="115%"/>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4"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paragraph-properties fo:line-height="115%"/>
      <style:text-properties style:font-name="Times New Roman" style:font-name-complex="Times New Roman" fo:font-size="12pt" style:font-size-asian="12pt" style:font-size-complex="12pt"/>
    </style:style>
    <style:style style:name="P26" style:parent-style-name="Normal" style:family="paragraph">
      <style:paragraph-properties fo:line-height="115%"/>
      <style:text-properties style:font-name="Times New Roman" style:font-name-complex="Times New Roman" fo:font-size="12pt" style:font-size-asian="12pt" style:font-size-complex="12pt"/>
    </style:style>
    <style:style style:name="P27" style:parent-style-name="Normal" style:family="paragraph">
      <style:paragraph-properties fo:line-height="115%"/>
      <style:text-properties style:font-name="Times New Roman" style:font-name-complex="Times New Roman" fo:font-size="12pt" style:font-size-asian="12pt" style:font-size-complex="12pt"/>
    </style:style>
    <style:style style:name="P28"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29" style:parent-style-name="Normal" style:family="paragraph">
      <style:paragraph-properties fo:line-height="115%"/>
      <style:text-properties style:font-name="Times New Roman" style:font-name-complex="Times New Roman" fo:font-size="12pt" style:font-size-asian="12pt" style:font-size-complex="12pt"/>
    </style:style>
    <style:style style:name="P30" style:parent-style-name="Normal" style:family="paragraph">
      <style:paragraph-properties fo:line-height="115%"/>
      <style:text-properties style:font-name="Times New Roman" style:font-name-complex="Times New Roman" fo:font-size="12pt" style:font-size-asian="12pt" style:font-size-complex="12pt"/>
    </style:style>
    <style:style style:name="P31"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32" style:parent-style-name="Normal" style:family="paragraph">
      <style:paragraph-properties fo:line-height="115%"/>
      <style:text-properties style:font-name="Times New Roman" style:font-name-complex="Times New Roman" fo:font-size="12pt" style:font-size-asian="12pt" style:font-size-complex="12pt"/>
    </style:style>
    <style:style style:name="P33" style:parent-style-name="Normal" style:family="paragraph">
      <style:paragraph-properties fo:line-height="115%"/>
      <style:text-properties style:font-name="Times New Roman" style:font-name-complex="Times New Roman" fo:font-size="12pt" style:font-size-asian="12pt" style:font-size-complex="12pt"/>
    </style:style>
    <style:style style:name="P34"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35" style:parent-style-name="Normal" style:family="paragraph">
      <style:paragraph-properties fo:line-height="115%"/>
      <style:text-properties style:font-name="Times New Roman" style:font-name-complex="Times New Roman" fo:font-size="12pt" style:font-size-asian="12pt" style:font-size-complex="12pt"/>
    </style:style>
    <style:style style:name="P36" style:parent-style-name="Normal" style:family="paragraph">
      <style:paragraph-properties fo:line-height="115%"/>
      <style:text-properties style:font-name="Times New Roman" style:font-name-complex="Times New Roman" fo:font-size="12pt" style:font-size-asian="12pt" style:font-size-complex="12pt"/>
    </style:style>
    <style:style style:name="P37"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38" style:parent-style-name="Normal" style:family="paragraph">
      <style:paragraph-properties fo:line-height="115%"/>
      <style:text-properties style:font-name="Times New Roman" style:font-name-complex="Times New Roman" fo:font-size="12pt" style:font-size-asian="12pt" style:font-size-complex="12pt"/>
    </style:style>
    <style:style style:name="P39" style:parent-style-name="Normal" style:family="paragraph">
      <style:paragraph-properties fo:line-height="115%"/>
      <style:text-properties style:font-name="Times New Roman" style:font-name-complex="Times New Roman" fo:font-size="12pt" style:font-size-asian="12pt" style:font-size-complex="12pt"/>
    </style:style>
    <style:style style:name="P40"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41" style:parent-style-name="Normal" style:family="paragraph">
      <style:paragraph-properties fo:line-height="115%"/>
      <style:text-properties style:font-name="Times New Roman" style:font-name-complex="Times New Roman" fo:font-size="12pt" style:font-size-asian="12pt" style:font-size-complex="12pt"/>
    </style:style>
    <style:style style:name="P42" style:parent-style-name="Normal" style:family="paragraph">
      <style:paragraph-properties fo:line-height="115%"/>
      <style:text-properties style:font-name="Times New Roman" style:font-name-complex="Times New Roman" fo:font-size="12pt" style:font-size-asian="12pt" style:font-size-complex="12pt"/>
    </style:style>
    <style:style style:name="P43" style:parent-style-name="Normal" style:family="paragraph">
      <style:paragraph-properties fo:line-height="115%"/>
      <style:text-properties style:font-name="Times New Roman" style:font-name-complex="Times New Roman" fo:font-size="12pt" style:font-size-asian="12pt" style:font-size-complex="12pt"/>
    </style:style>
    <style:style style:name="P44" style:parent-style-name="Normal" style:family="paragraph">
      <style:paragraph-properties fo:line-height="115%"/>
      <style:text-properties style:font-name="Times New Roman" style:font-name-complex="Times New Roman" fo:font-weight="bold" style:font-weight-asian="bold" style:font-weight-complex="bold" fo:font-size="12pt" style:font-size-asian="12pt" style:font-size-complex="12pt"/>
    </style:style>
    <style:style style:name="P45" style:parent-style-name="Normal" style:family="paragraph">
      <style:paragraph-properties fo:line-height="115%"/>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UNIVERSITY OF CAPE COAST</text:p>
      <text:p text:style-name="P2">COLLEGE OF HUMANITIES AND LEGAL STUDIES</text:p>
      <text:p text:style-name="P3">SCHOOL OF ECONOMICS</text:p>
      <text:p text:style-name="P4">DEPARTMENT OF DATA SCIENCE AND ECONOMIC POLICY</text:p>
      <text:p text:style-name="P5">COURSE AND TITLE: DMA – DATA CURATION AND MANAGEMENT</text:p>
      <text:p text:style-name="P6">LECTURER: RAYMOND E. KOFINTI (PhD)</text:p>
      <text:p text:style-name="P7">INDEX NUMBER: SE/DMD/24/0025</text:p>
      <text:p text:style-name="P8"/>
      <text:p text:style-name="P9">Commentary on Data Policy and Recommendations for Improved Data Curation</text:p>
      <text:list text:style-name="LFO1" text:continue-numbering="true">
        <text:list-item>
          <text:p text:style-name="P10">. Overview of the Current Data Policy</text:p>
        </text:list-item>
      </text:list>
      <text:p text:style-name="P11">The Data Science Unit within the School of Agriculture manages both qualitative and quantitative datasets. The existing data policy, as described, revolves around four main components: structure of data dissemination, format of dissemination, sharing protocols, and visibility.</text:p>
      <text:p text:style-name="P12">Structure of Data Dissemination</text:p>
      <text:p text:style-name="P13">The primary mode of dissemination is electronic, with data stored on online servers such as Microsoft Access or cloud platforms. Access is granted to users based on need, with dissemination often accompanied by metadata to aid interpretation.</text:p>
      <text:p text:style-name="P14">Format of Data Dissemination</text:p>
      <text:p text:style-name="P15">Electronic formats dominate, with spreadsheets (Excel, SPSS, Access) and databases being the most common. Paper-based dissemination is occasionally used for small datasets.</text:p>
      <text:p text:style-name="P16">Data Sharing and Protocols</text:p>
      <text:p text:style-name="P17">Data sharing follows an official request and approval process, with specifications guiding the release and access periods.</text:p>
      <text:p text:style-name="P18">Data Visibility</text:p>
      <text:p text:style-name="P19">Data is made available via the organization’s website, allowing stakeholders to access information at any time.</text:p>
      <text:p text:style-name="P20"/>
      <text:p text:style-name="P21"><text:span text:style-name="T22">B.<text:s/></text:span><text:span text:style-name="T23">Recommendations for Improving Data Curation</text:span></text:p>
      <text:p text:style-name="P24">1. Enhance Data Visibility and Discoverability</text:p>
      <text:p text:style-name="P25">Adopt Open Data Portals: Implement platforms like CKAN or<text:s/>Data verse<text:s/>to host datasets with proper indexing and search functionality.</text:p>
      <text:soft-page-break/>
      <text:p text:style-name="P26">Regular Updates: Schedule periodic releases of datasets, reports, and summaries to keep stakeholders engaged.</text:p>
      <text:p text:style-name="P27">Search Engine Optimization (SEO): Ensure datasets on the website are tagged and indexed for discovery via search engines.</text:p>
      <text:p text:style-name="P28">2. Improve Data Quality and Interoperability</text:p>
      <text:p text:style-name="P29">Standardized Formats: Use open, non-proprietary formats (CSV, JSON, XML) alongside proprietary formats to maximize compatibility.</text:p>
      <text:p text:style-name="P30">FAIR Principles Adoption: Ensure data is Findable, Accessible, Interoperable, and Reusable by adhering to global best practices.</text:p>
      <text:p text:style-name="P31">3. Strengthen Data Sharing Protocols</text:p>
      <text:p text:style-name="P32">Tiered Access Levels: Introduce different access categories (open, restricted, confidential) with clear guidelines for each.</text:p>
      <text:p text:style-name="P33">Automated Access Systems: Replace purely manual approvals with online request forms and automated clearance for low-risk datasets.</text:p>
      <text:p text:style-name="P34">4. Capacity Building</text:p>
      <text:p text:style-name="P35">Training for Staff and Users: Provide regular workshops on data handling, metadata creation, data security, and use of analytical tools.</text:p>
      <text:p text:style-name="P36">Technical Support: Assign dedicated staff to manage and assist with data access and troubleshooting.</text:p>
      <text:p text:style-name="P37">5. Long-Term Preservation</text:p>
      <text:p text:style-name="P38">Data Archiving Policy: Use institutional repositories or national archives to store long-term datasets.</text:p>
      <text:p text:style-name="P39">Version Control: Implement versioning to track changes in datasets over time.</text:p>
      <text:p text:style-name="P40">6. Policy Advocacy and Decision-Making</text:p>
      <text:p text:style-name="P41">Institutional Policy Development: Draft a comprehensive data governance framework covering ownership, ethical use, security, and sharing protocols.</text:p>
      <text:p text:style-name="P42">Stakeholder Engagement: Involve researchers, policymakers, and community members in defining priorities for data collection and dissemination.</text:p>
      <text:p text:style-name="P43"/>
      <text:p text:style-name="P44">Conclusion</text:p>
      <text:p text:style-name="P45"><text:span text:style-name="T46">A robust data policy is central to ensuring the effective collection, storage, sharing, and reuse of research data. By modernizing dissemination methods, improving interoperability, investing in staff training, and aligning with global standards, the Data Science Unit can significantly enhance its role as a hub for agricultural data innovation. These improvements<text:s/></text:span><text:soft-page-break/><text:span text:style-name="T47">will not only support internal research but also promote transparency, collaboration, and evidence-based decision-making across the wider agricultural sec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ith Obenewaa</meta:initial-creator>
    <dc:creator>Edith Obenewaa</dc:creator>
    <meta:creation-date>2025-08-06T21:10:00Z</meta:creation-date>
    <dc:date>2025-08-07T14:32:00Z</dc:date>
    <meta:template xlink:href="Normal" xlink:type="simple"/>
    <meta:editing-cycles>2</meta:editing-cycles>
    <meta:editing-duration>PT62520S</meta:editing-duration>
    <meta:document-statistic meta:page-count="3" meta:paragraph-count="7" meta:word-count="564" meta:character-count="3778" meta:row-count="26" meta:non-whitespace-character-count="3221"/>
  </office:meta>
</office:document-meta>
</file>